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000000" fo:padding="0.097cm" fo:border="0.5pt solid #000000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000000" fo:padding="0.097cm" fo:border="0.5pt solid #000000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000000" fo:padding="0.097cm" fo:border="0.5pt solid #000000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000000" fo:padding="0.097cm" fo:border="0.5pt solid #000000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000000" fo:padding="0.097cm" fo:border="0.5pt solid #000000">
        <style:background-image/>
      </style:table-cell-properties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officeooo:paragraph-rsid="001fe18b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officeooo:paragraph-rsid="0024cc7e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officeooo:paragraph-rsid="002c045e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officeooo:paragraph-rsid="002d2fbb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officeooo:paragraph-rsid="0034f36e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officeooo:paragraph-rsid="0036cf2d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officeooo:paragraph-rsid="0037aa06"/>
    </style:style>
    <style:style style:name="P8" style:family="paragraph" style:parent-style-name="Text_20_body">
      <style:text-properties officeooo:rsid="001fe18b" officeooo:paragraph-rsid="001fe18b"/>
    </style:style>
    <style:style style:name="P9" style:family="paragraph" style:parent-style-name="Text_20_body">
      <style:text-properties officeooo:rsid="0023801a" officeooo:paragraph-rsid="0023801a"/>
    </style:style>
    <style:style style:name="P10" style:family="paragraph" style:parent-style-name="Text_20_body">
      <style:text-properties officeooo:rsid="0023801a" officeooo:paragraph-rsid="0029a045"/>
    </style:style>
    <style:style style:name="P11" style:family="paragraph" style:parent-style-name="Text_20_body">
      <style:text-properties officeooo:rsid="0033dc60" officeooo:paragraph-rsid="0033dc60"/>
    </style:style>
    <style:style style:name="P12" style:family="paragraph" style:parent-style-name="Text_20_body">
      <style:text-properties officeooo:rsid="003a2ae7" officeooo:paragraph-rsid="0033dc60"/>
    </style:style>
    <style:style style:name="P13" style:family="paragraph" style:parent-style-name="Text_20_body">
      <style:text-properties officeooo:rsid="003a8760" officeooo:paragraph-rsid="003a8760"/>
    </style:style>
    <style:style style:name="P14" style:family="paragraph" style:parent-style-name="Preformatted_20_Text">
      <style:paragraph-properties fo:margin-top="0cm" fo:margin-bottom="0.499cm" style:contextual-spacing="false"/>
    </style:style>
    <style:style style:name="P15" style:family="paragraph" style:parent-style-name="Preformatted_20_Text">
      <style:paragraph-properties fo:margin-left="0cm" fo:margin-right="0cm" fo:text-indent="0cm" style:auto-text-indent="false"/>
      <style:text-properties officeooo:paragraph-rsid="003a8c3f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officeooo:paragraph-rsid="003a8760"/>
    </style:style>
    <style:style style:name="P17" style:family="paragraph" style:parent-style-name="Text_20_body">
      <style:text-properties officeooo:paragraph-rsid="003a8760"/>
    </style:style>
    <style:style style:name="P18" style:family="paragraph" style:parent-style-name="Text_20_body">
      <style:text-properties fo:color="#ff0000" loext:opacity="100%" officeooo:rsid="003a8c3f" officeooo:paragraph-rsid="003a8c3f"/>
    </style:style>
    <style:style style:name="P19" style:family="paragraph" style:parent-style-name="Heading_20_1">
      <style:text-properties officeooo:rsid="003a8760" officeooo:paragraph-rsid="003a8760"/>
    </style:style>
    <style:style style:name="T1" style:family="text">
      <style:text-properties fo:color="#81d41a" loext:opacity="100%" fo:font-weight="normal" officeooo:rsid="001fe18b" style:font-weight-asian="normal" style:font-weight-complex="normal"/>
    </style:style>
    <style:style style:name="T2" style:family="text">
      <style:text-properties fo:color="#81d41a" loext:opacity="100%" fo:font-weight="normal" officeooo:rsid="00208f77" style:font-weight-asian="normal" style:font-weight-complex="normal"/>
    </style:style>
    <style:style style:name="T3" style:family="text">
      <style:text-properties fo:color="#81d41a" loext:opacity="100%" fo:font-weight="normal" officeooo:rsid="0024cc7e" style:font-weight-asian="normal" style:font-weight-complex="normal"/>
    </style:style>
    <style:style style:name="T4" style:family="text">
      <style:text-properties fo:color="#81d41a" loext:opacity="100%" fo:font-weight="normal" officeooo:rsid="0037aa06" style:font-weight-asian="normal" style:font-weight-complex="normal"/>
    </style:style>
    <style:style style:name="T5" style:family="text">
      <style:text-properties fo:color="#81d41a" loext:opacity="100%" fo:font-weight="normal" officeooo:rsid="003a8760" style:font-weight-asian="normal" style:font-weight-complex="normal"/>
    </style:style>
    <style:style style:name="T6" style:family="text">
      <style:text-properties fo:color="#81d41a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81d41a" loext:opacity="100%" style:font-name="Liberation Serif" fo:font-size="12pt" fo:font-weight="normal" officeooo:rsid="003a8c3f" style:font-size-asian="12pt" style:font-weight-asian="normal" style:font-size-complex="12pt" style:font-weight-complex="normal"/>
    </style:style>
    <style:style style:name="T8" style:family="text">
      <style:text-properties fo:color="#81d41a" loext:opacity="100%" style:font-name="Liberation Serif" fo:font-size="12pt" fo:font-weight="normal" officeooo:rsid="003b34bd" style:font-size-asian="12pt" style:font-weight-asian="normal" style:font-size-complex="12pt" style:font-weight-complex="normal"/>
    </style:style>
    <style:style style:name="T9" style:family="text">
      <style:text-properties fo:color="#808080" loext:opacity="100%"/>
    </style:style>
    <style:style style:name="T10" style:family="text">
      <style:text-properties fo:color="#808080" loext:opacity="100%" fo:font-weight="normal" officeooo:rsid="00208f77" style:font-weight-asian="normal" style:font-weight-complex="normal"/>
    </style:style>
    <style:style style:name="T11" style:family="text">
      <style:text-properties fo:color="#808080" loext:opacity="100%" fo:font-weight="normal" officeooo:rsid="00221206" style:font-weight-asian="normal" style:font-weight-complex="normal"/>
    </style:style>
    <style:style style:name="T12" style:family="text">
      <style:text-properties fo:color="#808080" loext:opacity="100%" fo:font-weight="normal" officeooo:rsid="0020be20" style:font-weight-asian="normal" style:font-weight-complex="normal"/>
    </style:style>
    <style:style style:name="T13" style:family="text">
      <style:text-properties fo:color="#808080" loext:opacity="100%" officeooo:rsid="0037aa06"/>
    </style:style>
    <style:style style:name="T14" style:family="text">
      <style:text-properties fo:color="#808080" loext:opacity="100%" style:font-name="Liberation Serif" fo:font-size="12pt" fo:font-weight="normal" officeooo:rsid="003a8c3f" style:font-size-asian="12pt" style:font-weight-asian="normal" style:font-size-complex="12pt" style:font-weight-complex="normal"/>
    </style:style>
    <style:style style:name="T15" style:family="text">
      <style:text-properties fo:color="#999999" loext:opacity="100%" fo:font-weight="normal" style:font-weight-asian="normal" style:font-weight-complex="normal"/>
    </style:style>
    <style:style style:name="T16" style:family="text">
      <style:text-properties fo:color="#999999" loext:opacity="100%" fo:font-weight="normal" officeooo:rsid="0024cc7e" style:font-weight-asian="normal" style:font-weight-complex="normal"/>
    </style:style>
    <style:style style:name="T17" style:family="text">
      <style:text-properties fo:color="#999999" loext:opacity="100%" fo:font-weight="normal" officeooo:rsid="00268d7b" style:font-weight-asian="normal" style:font-weight-complex="normal"/>
    </style:style>
    <style:style style:name="T18" style:family="text">
      <style:text-properties fo:color="#999999" loext:opacity="100%" fo:font-weight="normal" officeooo:rsid="002818ff" style:font-weight-asian="normal" style:font-weight-complex="normal"/>
    </style:style>
    <style:style style:name="T19" style:family="text">
      <style:text-properties fo:color="#999999" loext:opacity="100%" fo:font-weight="normal" officeooo:rsid="002c045e" style:font-weight-asian="normal" style:font-weight-complex="normal"/>
    </style:style>
    <style:style style:name="T20" style:family="text">
      <style:text-properties fo:color="#999999" loext:opacity="100%" fo:font-weight="normal" officeooo:rsid="002d2fbb" style:font-weight-asian="normal" style:font-weight-complex="normal"/>
    </style:style>
    <style:style style:name="T21" style:family="text">
      <style:text-properties fo:color="#999999" loext:opacity="100%" fo:font-weight="normal" officeooo:rsid="0036cf2d" style:font-weight-asian="normal" style:font-weight-complex="normal"/>
    </style:style>
    <style:style style:name="T22" style:family="text">
      <style:text-properties fo:color="#999999" loext:opacity="100%" fo:font-weight="normal" officeooo:rsid="003a8760" style:font-weight-asian="normal" style:font-weight-complex="normal"/>
    </style:style>
    <style:style style:name="T23" style:family="text">
      <style:text-properties fo:color="#999999" loext:opacity="100%" style:font-name="Liberation Serif" fo:font-size="12pt" fo:font-weight="normal" officeooo:rsid="0024cc7e" style:font-size-asian="12pt" style:font-weight-asian="normal" style:font-size-complex="12pt" style:font-weight-complex="normal"/>
    </style:style>
    <style:style style:name="T24" style:family="text">
      <style:text-properties fo:color="#999999" loext:opacity="100%" style:font-name="Liberation Serif" fo:font-size="12pt" fo:font-weight="normal" officeooo:rsid="003a8c3f" style:font-size-asian="12pt" style:font-weight-asian="normal" style:font-size-complex="12pt" style:font-weight-complex="normal"/>
    </style:style>
    <style:style style:name="T25" style:family="text">
      <style:text-properties officeooo:rsid="002992f7"/>
    </style:style>
    <style:style style:name="T26" style:family="text">
      <style:text-properties officeooo:rsid="0029a045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3a8760" style:font-weight-asian="normal" style:font-weight-complex="normal"/>
    </style:style>
    <style:style style:name="T29" style:family="text">
      <style:text-properties fo:color="#ffffff" loext:opacity="100%" fo:font-weight="normal" officeooo:rsid="0024cc7e" style:font-weight-asian="normal" style:font-weight-complex="normal"/>
    </style:style>
    <style:style style:name="T30" style:family="text">
      <style:text-properties fo:color="#ffffff" loext:opacity="100%" style:font-name="Liberation Serif" fo:font-size="12pt" fo:font-weight="normal" officeooo:rsid="00268d7b" style:font-size-asian="12pt" style:font-weight-asian="normal" style:font-size-complex="12pt" style:font-weight-complex="normal"/>
    </style:style>
    <style:style style:name="T31" style:family="text">
      <style:text-properties fo:color="#ffffff" loext:opacity="100%" style:font-name="Liberation Serif" fo:font-size="12pt" officeooo:rsid="00268d7b" style:font-size-asian="12pt" style:font-size-complex="12pt"/>
    </style:style>
    <style:style style:name="T32" style:family="text">
      <style:text-properties style:font-name="Liberation Serif" fo:font-size="12pt" style:font-size-asian="12pt" style:font-size-complex="12pt"/>
    </style:style>
    <style:style style:name="T33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nfiguration Vlans</text:p>
      <text:h text:style-name="Heading_20_1" text:outline-level="1">Commutateur</text:h>
      <text:p text:style-name="Text_20_body"/>
      <text:p text:style-name="P8">Création Vlan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S1(config)# <text:span text:style-name="Strong_20_Emphasis">vlan </text:span><text:span text:style-name="Strong_20_Emphasis"><text:span text:style-name="T1">{numéro du vlan} </text:span></text:span></text:p>
            <text:p text:style-name="P1">S1(config-vlan)# <text:span text:style-name="Strong_20_Emphasis">name </text:span><text:span text:style-name="Strong_20_Emphasis"><text:span text:style-name="T2">{nom du vlan} </text:span></text:span><text:span text:style-name="Strong_20_Emphasis"><text:span text:style-name="T10">//</text:span></text:span><text:span text:style-name="Strong_20_Emphasis"><text:span text:style-name="T11">c</text:span></text:span><text:span text:style-name="Strong_20_Emphasis"><text:span text:style-name="T12">onfigurer le nom du vlan</text:span></text:span></text:p>
          </table:table-cell>
        </table:table-row>
      </table:table>
      <text:p text:style-name="P8"/>
      <text:p text:style-name="P9">Attribuer un vlan «<text:span text:style-name="T25">classique»</text:span> sur un/plusieurs port(s)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S1(config)# <text:span text:style-name="Strong_20_Emphasis">interface </text:span><text:span text:style-name="Strong_20_Emphasis"><text:span text:style-name="T3">{port à configurer} </text:span></text:span><text:span text:style-name="Strong_20_Emphasis"><text:span text:style-name="T16">//</text:span></text:span><text:span text:style-name="Strong_20_Emphasis"><text:span text:style-name="T17">entrer dans l’interface du port</text:span></text:span></text:p>
            <text:p text:style-name="P2">S1(config-if)# <text:span text:style-name="Strong_20_Emphasis">switchport mode access </text:span><text:span text:style-name="Strong_20_Emphasis"><text:span text:style-name="T15">//</text:span></text:span><text:span text:style-name="Strong_20_Emphasis"><text:span text:style-name="T17">autori</text:span></text:span><text:span text:style-name="Strong_20_Emphasis"><text:span text:style-name="T18">s</text:span></text:span><text:span text:style-name="Strong_20_Emphasis"><text:span text:style-name="T17">er le port à l’utilisation d’un vlan</text:span></text:span></text:p>
            <text:p text:style-name="P2">S1(config-if)# <text:span text:style-name="Strong_20_Emphasis">switchport access vlan </text:span><text:span text:style-name="Strong_20_Emphasis"><text:span text:style-name="T3">{numéro du vlan} </text:span></text:span><text:span text:style-name="Strong_20_Emphasis"><text:span text:style-name="T16">//</text:span></text:span><text:span text:style-name="Strong_20_Emphasis"><text:span text:style-name="T17">attribuer le vlan au port</text:span></text:span></text:p>
          </table:table-cell>
        </table:table-row>
      </table:table>
      <text:p text:style-name="P9"/>
      <text:p text:style-name="P10">Attribuer un vlan «<text:span text:style-name="T26">voix</text:span><text:span text:style-name="T25">»</text:span> sur un/plusieurs port(s):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">S1(config)# <text:span text:style-name="Strong_20_Emphasis">interface </text:span><text:span text:style-name="Strong_20_Emphasis"><text:span text:style-name="T3">{port à configurer} </text:span></text:span><text:span text:style-name="Strong_20_Emphasis"><text:span text:style-name="T16">//</text:span></text:span><text:span text:style-name="Strong_20_Emphasis"><text:span text:style-name="T17">entrer dans l’interface du port</text:span></text:span></text:p>
            <text:p text:style-name="P4">S3(config-if)# <text:span text:style-name="Strong_20_Emphasis">mls qos trust cos</text:span> <text:span text:style-name="Strong_20_Emphasis"><text:span text:style-name="T15">//</text:span></text:span><text:span text:style-name="Strong_20_Emphasis"><text:span text:style-name="T17">autori</text:span></text:span><text:span text:style-name="Strong_20_Emphasis"><text:span text:style-name="T18">s</text:span></text:span><text:span text:style-name="Strong_20_Emphasis"><text:span text:style-name="T17">er le port à l’utilisation d’un vlan «</text:span></text:span><text:span text:style-name="Strong_20_Emphasis"><text:span text:style-name="T20">voix</text:span></text:span><text:span text:style-name="Strong_20_Emphasis"><text:span text:style-name="T19">»</text:span></text:span></text:p>
            <text:p text:style-name="P4">S3(config-if)# <text:span text:style-name="Strong_20_Emphasis">switchport voice vlan 150</text:span> <text:span text:style-name="Strong_20_Emphasis"><text:span text:style-name="T16">//</text:span></text:span><text:span text:style-name="Strong_20_Emphasis"><text:span text:style-name="T17">attribuer le vlan «</text:span></text:span><text:span text:style-name="Strong_20_Emphasis"><text:span text:style-name="T20">voix»</text:span></text:span><text:span text:style-name="Strong_20_Emphasis"><text:span text:style-name="T17"> au port</text:span></text:span></text:p>
          </table:table-cell>
        </table:table-row>
      </table:table>
      <text:p text:style-name="P10"/>
      <text:p text:style-name="P11">Créer une voix trunk: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<text:span text:style-name="Strong_20_Emphasis"><text:span text:style-name="T27">S1(config)#</text:span></text:span><text:span text:style-name="Strong_20_Emphasis"> interface </text:span><text:span text:style-name="Strong_20_Emphasis"><text:span text:style-name="T3">{port à configurer} </text:span></text:span><text:span text:style-name="Strong_20_Emphasis"><text:span text:style-name="T16">//</text:span></text:span><text:span text:style-name="Strong_20_Emphasis"><text:span text:style-name="T17">entrer dans l’interface du port</text:span></text:span></text:p>
            <text:p text:style-name="P6">S1(config-if)# <text:span text:style-name="Strong_20_Emphasis">switchport mode trunk</text:span> <text:span text:style-name="Strong_20_Emphasis"><text:span text:style-name="T15">//</text:span></text:span><text:span text:style-name="Strong_20_Emphasis"><text:span text:style-name="T21">passer le port en mode trunk</text:span></text:span></text:p>
            <text:p text:style-name="P7">S1(config-if)# <text:span text:style-name="Strong_20_Emphasis">switchport trunk native vlan </text:span><text:span text:style-name="Strong_20_Emphasis"><text:span text:style-name="T3">{numéro du vlan}</text:span></text:span> <text:span text:style-name="T9">//</text:span><text:span text:style-name="T13">mettre un vlan en natif (impossible de mettre le vlan 1)</text:span></text:p>
            <text:p text:style-name="P7">S1(config-if)# <text:span text:style-name="Strong_20_Emphasis">switchport trunk allowed vlan </text:span><text:span text:style-name="Strong_20_Emphasis"><text:span text:style-name="T3">{numéro du/</text:span></text:span><text:span text:style-name="Strong_20_Emphasis"><text:span text:style-name="T4">des</text:span></text:span><text:span text:style-name="Strong_20_Emphasis"><text:span text:style-name="T3"> vlan</text:span></text:span><text:span text:style-name="Strong_20_Emphasis"><text:span text:style-name="T4">(s)</text:span></text:span><text:span text:style-name="Strong_20_Emphasis"><text:span text:style-name="T3">}</text:span></text:span> </text:p>
          </table:table-cell>
        </table:table-row>
      </table:table>
      <text:p text:style-name="P12"/>
      <text:h text:style-name="P19" text:outline-level="1">Routeur</text:h>
      <text:p text:style-name="P17"/>
      <text:p text:style-name="P18">Ne pas oublier d’activer le port.</text:p>
      <text:p text:style-name="P13">Configurer une sous-interface: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6"><text:span text:style-name="Strong_20_Emphasis"><text:span text:style-name="T28">R</text:span></text:span><text:span text:style-name="Strong_20_Emphasis"><text:span text:style-name="T27">1(config)#</text:span></text:span><text:span text:style-name="Strong_20_Emphasis"> interface </text:span><text:span text:style-name="Strong_20_Emphasis"><text:span text:style-name="T3">{port à configurer}</text:span></text:span><text:span text:style-name="Strong_20_Emphasis"><text:span text:style-name="T29">.</text:span></text:span><text:span text:style-name="Strong_20_Emphasis"><text:span text:style-name="T5">{numéro du vlan}</text:span></text:span><text:span text:style-name="Strong_20_Emphasis"><text:span text:style-name="T3"> </text:span></text:span><text:span text:style-name="Strong_20_Emphasis"><text:span text:style-name="T16">//</text:span></text:span><text:span text:style-name="Strong_20_Emphasis"><text:span text:style-name="T17">entrer dans l</text:span></text:span><text:span text:style-name="Strong_20_Emphasis"><text:span text:style-name="T22">a sous-</text:span></text:span><text:span text:style-name="Strong_20_Emphasis"><text:span text:style-name="T17">interface du port</text:span></text:span></text:p>
            <text:p text:style-name="P15"><text:span text:style-name="Strong_20_Emphasis"><text:span text:style-name="Source_20_Text"><text:span text:style-name="T30">R1(config-subif)# </text:span></text:span></text:span><text:span text:style-name="Source_20_Text"><text:span text:style-name="Strong_20_Emphasis"><text:span text:style-name="T31">description </text:span></text:span></text:span><text:span text:style-name="Source_20_Text"><text:span text:style-name="Strong_20_Emphasis"><text:span text:style-name="T7">{description de la sous-interface} </text:span></text:span></text:span><text:span text:style-name="Strong_20_Emphasis"><text:span text:style-name="T23">//</text:span></text:span><text:span text:style-name="Strong_20_Emphasis"><text:span text:style-name="T24">ajouter une description sur la sous-interface</text:span></text:span></text:p>
            <text:p text:style-name="Preformatted_20_Text"><text:span text:style-name="Source_20_Text"><text:span text:style-name="T32">R1(config-subif)# </text:span></text:span><text:span text:style-name="Strong_20_Emphasis"><text:span text:style-name="T32">encapsulation dot1Q </text:span></text:span><text:span text:style-name="Strong_20_Emphasis"><text:span text:style-name="T7">{numéro du vlan}</text:span></text:span></text:p>
            <text:p text:style-name="P14"><text:span text:style-name="Source_20_Text"><text:span text:style-name="T32">R1(config-subif)# </text:span></text:span><text:span text:style-name="Source_20_Text"><text:span text:style-name="Strong_20_Emphasis"><text:span text:style-name="T32">ip add </text:span></text:span></text:span><text:span text:style-name="Source_20_Text"><text:span text:style-name="Strong_20_Emphasis"><text:span text:style-name="T7">{adresse </text:span></text:span></text:span><text:span text:style-name="Source_20_Text"><text:span text:style-name="Strong_20_Emphasis"><text:span text:style-name="T8">d</text:span></text:span></text:span><text:span text:style-name="Source_20_Text"><text:span text:style-name="Strong_20_Emphasis"><text:span text:style-name="T7">e la sous-interface}</text:span></text:span></text:span><text:span text:style-name="Source_20_Text"><text:span text:style-name="Strong_20_Emphasis"><text:span text:style-name="T6"> </text:span></text:span></text:span><text:span text:style-name="Source_20_Text"><text:span text:style-name="Strong_20_Emphasis"><text:span text:style-name="T7">{masque de la sous interface} </text:span></text:span></text:span><text:span text:style-name="Source_20_Text"><text:span text:style-name="Strong_20_Emphasis"><text:span text:style-name="T14">//configurer l’adresse de la sous interface</text:span></text:span>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21:35:46.784000000</meta:creation-date>
    <dc:date>2024-04-19T10:30:40.780638305</dc:date>
    <meta:editing-duration>PT1H48M44S</meta:editing-duration>
    <meta:editing-cycles>26</meta:editing-cycles>
    <meta:generator>LibreOffice/7.5.5.2$Linux_X86_64 LibreOffice_project/50$Build-2</meta:generator>
    <meta:document-statistic meta:table-count="5" meta:image-count="0" meta:object-count="0" meta:page-count="1" meta:paragraph-count="25" meta:word-count="211" meta:character-count="1535" meta:non-whitespace-character-count="1347"/>
  </office:meta>
</office:document-meta>
</file>